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4cm" fo:margin-left="0cm" fo:margin-right="-0.004cm" table:align="margins"/>
    </style:style>
    <style:style style:name="Tabelle4.A" style:family="table-column">
      <style:table-column-properties style:column-width="7.627cm" style:rel-column-width="4324*"/>
    </style:style>
    <style:style style:name="Tabelle4.B" style:family="table-column">
      <style:table-column-properties style:column-width="1.662cm" style:rel-column-width="942*"/>
    </style:style>
    <style:style style:name="Tabelle4.C" style:family="table-column">
      <style:table-column-properties style:column-width="1.958cm" style:rel-column-width="1110*"/>
    </style:style>
    <style:style style:name="Tabelle4.D" style:family="table-column">
      <style:table-column-properties style:column-width="2.096cm" style:rel-column-width="1188*"/>
    </style:style>
    <style:style style:name="Tabelle4.E" style:family="table-column">
      <style:table-column-properties style:column-width="1.401cm" style:rel-column-width="794*"/>
    </style:style>
    <style:style style:name="Tabelle4.F" style:family="table-column">
      <style:table-column-properties style:column-width="2.261cm" style:rel-column-width="1282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.004cm" fo:margin-left="0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96cm"/>
    </style:style>
    <style:style style:name="Tabelle5.D" style:family="table-column">
      <style:table-column-properties style:column-width="2.092cm"/>
    </style:style>
    <style:style style:name="Tabelle5.E" style:family="table-column">
      <style:table-column-properties style:column-width="1.392cm"/>
    </style:style>
    <style:style style:name="Tabelle5.F" style:family="table-column">
      <style:table-column-properties style:column-width="2.279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04cm" fo:margin-left="0cm" table:align="left" style:may-break-between-rows="false"/>
    </style:style>
    <style:style style:name="Tabelle6.A" style:family="table-column">
      <style:table-column-properties style:column-width="10.897cm"/>
    </style:style>
    <style:style style:name="Tabelle6.B" style:family="table-column">
      <style:table-column-properties style:column-width="3.307cm"/>
    </style:style>
    <style:style style:name="Tabelle6.C" style:family="table-column">
      <style:table-column-properties style:column-width="2.799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04cm" fo:margin-left="0cm" table:align="left" style:may-break-between-rows="false"/>
    </style:style>
    <style:style style:name="Tabelle10.A" style:family="table-column">
      <style:table-column-properties style:column-width="10.897cm"/>
    </style:style>
    <style:style style:name="Tabelle10.B" style:family="table-column">
      <style:table-column-properties style:column-width="3.307cm"/>
    </style:style>
    <style:style style:name="Tabelle10.C" style:family="table-column">
      <style:table-column-properties style:column-width="2.799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.004cm" fo:margin-left="0cm" table:align="left" style:may-break-between-rows="false"/>
    </style:style>
    <style:style style:name="Tabelle11.A" style:family="table-column">
      <style:table-column-properties style:column-width="10.897cm"/>
    </style:style>
    <style:style style:name="Tabelle11.B" style:family="table-column">
      <style:table-column-properties style:column-width="3.307cm"/>
    </style:style>
    <style:style style:name="Tabelle11.C" style:family="table-column">
      <style:table-column-properties style:column-width="2.799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6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1" style:family="paragraph" style:parent-style-name="Tabellen_20_Notiz">
      <style:text-properties fo:font-style="normal" officeooo:paragraph-rsid="0040020f" style:font-style-asian="normal" style:font-style-complex="normal"/>
    </style:style>
    <style:style style:name="P32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4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T5" style:family="text">
      <style:text-properties officeooo:rsid="0052c2a4"/>
    </style:style>
    <style:style style:name="T6" style:family="text">
      <style:text-properties officeooo:rsid="0059e323"/>
    </style:style>
    <style:style style:name="T7" style:family="text">
      <style:text-properties officeooo:rsid="00640b4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4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text-input text:description="&lt;formatLang(line.product_uom_qty) or ''&gt;">QUANTITY</text:text-input></text:p>
          </table:table-cell>
          <table:table-cell table:style-name="Tabelle5.C1" office:value-type="string">
            <text:p text:style-name="P21"><text:text-input text:description="&lt;line.product_uom&gt;">UOM</text:text-input></text:p>
          </table:table-cell>
          <table:table-cell table:style-name="Tabelle5.D1" office:value-type="string">
            <text:p text:style-name="P14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8"><text:text-input text:description="&lt;if test=&quot;line.discount&quot;&gt;">IF</text:text-input></text:p>
            <text:p text:style-name="P25">- <text:span text:style-name="T4"><text:text-input text:description="&lt;formatLang(line.discount,digits=0)&gt;">100,00</text:text-input></text:span><text:span text:style-name="T4"> </text:span>%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31"><text:text-input text:description="&lt;if test=&quot;line.note&quot;&gt;">IF NOTE</text:text-input></text:p>
      <text:p text:style-name="P31"><text:text-input text:description="&lt;line.note&gt;">NOTE</text:text-input></text:p>
      <text:p text:style-name="P31"/>
      <text:p text:style-name="P32"><text:text-input text:description="&lt;/if&gt;">END IF</text:text-input></text:p>
      <text:p text:style-name="P33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7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9"/>
          </table:table-cell>
          <table:table-cell table:style-name="Tabelle6.A2" office:value-type="string">
            <text:p text:style-name="P28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6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6">- </text:span><text:span text:style-name="T6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5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0"/>
          </table:table-cell>
          <table:table-cell table:style-name="Tabelle11.B1" office:value-type="string">
            <text:p text:style-name="P27"><text:span text:style-name="T5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24:17.702061068</dc:date>
    <meta:editing-duration>P5DT6H47M38S</meta:editing-duration>
    <meta:editing-cycles>658</meta:editing-cycles>
    <meta:document-statistic meta:table-count="11" meta:image-count="0" meta:object-count="0" meta:page-count="2" meta:paragraph-count="91" meta:word-count="341" meta:character-count="1001" meta:non-whitespace-character-count="925"/>
  </office:meta>
</office:document-meta>
</file>